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CCHIAIOLI E SCAPIGLIATI</text:p>
      <text:p text:style-name="Standard"/>
      <text:p text:style-name="Standard">Macchiaioli </text:p>
      <text:p text:style-name="Standard">Sono stati un gruppo di artisti attivi principalmente in Toscana nella seconda metà dell'800.</text:p>
      <text:p text:style-name="Standard">ebbero però un impatto rivoluzionario nella storia della pittura europea, contribuendo a rivoluzionare il modo di percepire la realtà e di conseguenza anche il modo di intendere, di rappresentare la natura e la figura umana.</text:p>
      <text:p text:style-name="Standard">pitturavano adottando una tecnica che prevedeva l'utilizzo di punti e macchie di colore per raccontare attraverso la pittura.</text:p>
      <text:p text:style-name="Standard">La pittura di macchia segue invece il principio di accostamento di macchie cromatiche direttamente sulla tela secondo il rapporto di “chiaro-scuro”. Tale rapporto non rappresenta il tradizionale chiaroscuro, bensì l'accostamento di macchie chiare a macchie scure per rendere un effetto di profondità oltre che puramente chiaroscurale.</text:p>
      <text:p text:style-name="Standard">I soggetti sono episodi marginali, come ad esempio “Campo italiano alla battaglia di Magenta”</text:p>
      <text:p text:style-name="Standard">Un opera spettacolare dipinta da Giovanni Fattori che spiegherà in modo più approfondito il nostro Baldone, ma che, nei fatti, rappresenta un momento pressochè insignificante della battaglia, ovvero quello successivo, quello durante il quale i feriti vengono recuperati dal campo di battaglia dopo lo scontro, per opera di alcune suore. Di Magenta si vedono solo alcuni fumi sullo sfondo.</text:p>
      <text:p text:style-name="Standard"/>
      <text:p text:style-name="Standard">I macchiaioli </text:p>
      <text:p text:style-name="Standard">Segna un percorso che arriverà fino all'impressionismo.</text:p>
      <text:p text:style-name="Standard">Si è cercato di creare un parallelismo tra l'esperienza macchaiola e l'esperienza impressionista, arrivando addirittura a parlare di impressionisti italiani riferendosi ai pittori fiorentini degli anni 50 degli 800.</text:p>
      <text:p text:style-name="Standard">Gli esiti dei due movimenti furono assolutamente diversi...</text:p>
      <text:p text:style-name="Standard">Sicuramente i macchiaioli hanno in qualche modo una primogenitura, siano nati infatti qualche anno prima, infatti la fondazione del movimento può datarsi al 1850, mentre l'esperienza impressionista, esordì solo nel 1874 quando si tenne la prima mostra impressionista in boulevard des capucines, a Parigi.</text:p>
      <text:p text:style-name="Standard">La Macchia, identifica più un approccio tecnico alla pittura che non una scelta di genere, dipingere con la macchia significa stendere direttamente il colore sulla tela.</text:p>
      <text:p text:style-name="Standard">Quando vediamo i quadri macchiaioli abbiamo l'impressione di trovarci davanti ad un bozzetto, ad un quadro dipinto di getto dall'artista.</text:p>
      <text:p text:style-name="Standard">I Macchiaioli infatti hanno scelto la strada della semplicità, non amano gli orpelli o le rigide costruzioni accademiche, si scagliano contro anche la tradizione romantica.</text:p>
      <text:p text:style-name="Standard">Un approccio diretto con il vero, instaurando una relazione particolare con la quotidianità che è sempre protagonista nelle loro rappresentazioni.</text:p>
      <text:p text:style-name="Standard">Il caffè michelangelo, gli ideali risorgimentali sono nel pieno della loro azione, al caffè non entrano solo pittori fiorentini e italiani, ma anche pittori internazionali come Monet e Degard che visitano il caffè fiorentino nel 1856.</text:p>
      <text:p text:style-name="Standard">L'arte della rappresentazione della natura non aveva conosciuto grande sviluppo in Italia, perchè il romanticismo, in quanto arte e movimento antiacademico, relegava il paesaggio a genere inferiore, rispetto alla pittura di storia e al ritratto.</text:p>
      <text:p text:style-name="Standard">Proprio per questo i Macchiaioli, anti academici e anti romantici videro nel paesaggio il luogo in cui dar corpo alle loro visioni e sperimentazioni.</text:p>
      <text:p text:style-name="Standard">Proprio dall'osservazione della natura nasce la pittura di Macchia.</text:p>
      <text:p text:style-name="Standard">Fattori si concentra principalmente su raffigurazioni di carattere militare, rappresentandone le situazioni meno epiche, più quotidiane.</text:p>
      <text:p text:style-name="Standard">I macchiaioli non sono gli unici rivoluzionari, troviamo altri movimenti come gli scapigliati, artisti e intellettuali forse ancora più aggressivi e anticonformisti.</text:p>
      <text:p text:style-name="Standard"/>
      <text:p text:style-name="Standard">Scapigliatura </text:p>
      <text:p text:style-name="Standard"><text:soft-page-break/>Gli Scapigliati sperimentano nuove tecniche: si rappresentano le immagini come se fossero delle foto sfocate, senza utilizzo di linea di contorno, come se una sorta di pulviscolo circondi i soggetti.</text:p>
      <text:p text:style-name="Standard">Ciònonostante le emozioni dei soggetti rappresentati sono perfettamente comprensibili.</text:p>
      <text:p text:style-name="Standard">Abbiamo l'unità d'Italia, ma situazione sociale pessima, analfabetismo e ignoranza in generale.</text:p>
      <text:p text:style-name="Standard">1862. Vita nomade.</text:p>
      <text:p text:style-name="Standard">Gli Scapigliati sono sia poeti, sia pittori. Gli Scapigliati guardano alla Francia, da un punto di vista pittorico al romanticismo francese. I pittori scapigliati ricercano la rappresentazione delle emozioni dell'anima. Vanno a rappresentare </text:p>
      <text:p text:style-name="Standard">I soggetti sono paesaggi e si caricano di significati psicologici, si interessano al ritratto e all'autoritratto, per farne affiorare il carattere e gli aspetti interiori, infatti ciò che maggiormente interessa agli scapigliati è far affiorare le emozioni umane.</text:p>
      <text:p text:style-name="Standard">Il loro linguaggio espressivo è estremaente sciolto e libero, niente stesure cromatiche perfette accademiche. I contorni indifiniti, l'attenzione è data alle vibrazioni della luce e dall'ambiente atmosferico.</text:p>
      <text:p text:style-name="Standard">Tranquillo Cremona, stile romantico, i dipinti estremamente curati, non si coglie la vaporosità dello stile. Del romanticismo utilizza anche la pittura di storia.</text:p>
      <text:p text:style-name="Standard">A partire dagli anni 70 inizierà a dar vita al suo inconfondibile stile, con l'opera “i cugini” il dipinto sarà riscoperto da critici moderno. Il garbo e il turbamento della bambina che si offre, sedia, al bacio del coetaneo, atmosfera quasi eterea, pennellata vibrante e spezzata.</text:p>
      <text:p text:style-name="Standard">Negli anni 70, oltre ai ritratti, Cremona dipinge i suoi soggetti preferiti come “amor materno” e “attrazione” le due opere bene esemplificano la scelta di genere, da un punto di vista stiliscono esprimono l'esasperarsi della ricerca della sensualità dei soggetti, che sembrano dissolversi sempre più in atmosfere vaporose.</text:p>
      <text:p text:style-name="Standard">Quella colatura quasi filamentosa del pigmento che caratterizza tranquillo cremona.</text:p>
      <text:p text:style-name="Standard">L'Edera del 1878, uno dei manifesti, forse l'ultimo lavoro.</text:p>
      <text:p text:style-name="Standard">La passionale supplica di un amante non corrisposto. Cremona ha risposto attenzione all'indagine psicologica dei sentimenti dei protagonisti. All'abbraccio implorante del giovane innamorato, si contrappone l'altera e ostinata retrosia della donna che sembra sfuggire alla presa. </text:p>
      <text:p text:style-name="Standard">L'ambiente è vago e indefinito. L'edera non funge da soggetto dominante, ma ha una sua valenza simbolica. Ovvero rappresenta resistenza e fedeltà.</text:p>
      <text:p text:style-name="Standard">I caratteri principali sono l'intimità e la dissolvenza. Esaltano il momento e la mutevolezza dei sentimenti. Morte tragica e prematura, muore a 41 anni a causa di un avvelenamento da piombo.</text:p>
      <text:p text:style-name="Standard"/>
      <text:p text:style-name="Standard"/>
      <text:p text:style-name="Standard">Scapigliatura</text:p>
      <text:p text:style-name="Standard">Nato in italia nella seconda metà dell'800, a Milano.</text:p>
      <text:p text:style-name="Standard">Hanno delle abitudini ostili a un ben pensantismo borghese. Atteggiamento ribelle, fino ad estreme conseguenze. Quella società pronta ad accoglierli, mantenerli e proteggerli nonostante tutto.</text:p>
      <text:p text:style-name="Standard">Gli Scapigliati sono accomunati dall'insofferenza nei confronti delle convenzioni.</text:p>
      <text:p text:style-name="Standard">La scapigliatura è quasi un modo di vivere, un atteggiamento controcorrente, di critica dei costumi borghesi e quindi della letteratura contemporanea. Contro il perbenismo.</text:p>
      <text:p text:style-name="Standard">La proposta di uno stile di vita alternativo, autodistruttivo: alcolismo, droghe, suicidio.</text:p>
      <text:p text:style-name="Standard">Una prima vera e propria reazione italiana al mondo del capitalismo.</text:p>
      <text:p text:style-name="Standard">Si crea un attrito che diventa centrale tra artista e società. Gli artisti non sono più al servizio della società. Cominciano a protestare e a rifiutare.</text:p>
      <text:p text:style-name="Standard">Il termine scapigliatura viene introdotto dando una traduzione italiana al francese “boem” che indica la vita sregolata, estranea alla società, eccentrica, disordinata, anticonformista, inquieta, misera e precaria che rifiuta i valori borghesi e la logica di mercato della letteratura, che ricerca la libertà e il culto disinteressato dell'arte e che spesso eccede nell'alcol e nella droga per accedere a esperienze irrazionali e mistiche.</text:p>
      <text:p text:style-name="Standard">Sono giovani che portano avanti una denuncia sociale e morale.</text:p>
      <text:p text:style-name="Standard">Ma la vita di molti di loro sarà breve, troncata dal suicidio o da malattie provocate da alcolismo e <text:soft-page-break/>droga. </text:p>
      <text:p text:style-name="Standard">Vengono considerati come una personificazione della follia, un serbatoio del disordine, dello spirito di rivolta e di opposizione a tutti gli ordini stabiliti, Cletto Arrighi l achiama Scapigliatura.</text:p>
      <text:p text:style-name="Standard">L'amore ad esempio viene raccontato in modo quasi patologico, irrazionale, una visione problematica del mondo. Tutti i valori del risorgimento vengono rimessi in discussio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e </meta:initial-creator>
    <meta:creation-date>2023-01-09T18:56:16.87</meta:creation-date>
    <dc:date>2023-01-10T09:05:42.93</dc:date>
    <dc:creator>Daniele </dc:creator>
    <meta:editing-duration>PT3H7M54S</meta:editing-duration>
    <meta:editing-cycles>6</meta:editing-cycles>
    <meta:generator>OpenOffice/4.1.11$Win32 OpenOffice.org_project/4111m1$Build-9808</meta:generator>
    <meta:document-statistic meta:table-count="0" meta:image-count="0" meta:object-count="0" meta:page-count="3" meta:paragraph-count="52" meta:word-count="1153" meta:character-count="8015"/>
  </office:meta>
</office:document-meta>
</file>